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0.7165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146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5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2083in" fo:break-before="auto" style:use-optimal-row-height="true"/>
    </style:style>
    <style:style style:name="ro16" style:family="table-row">
      <style:table-row-properties style:row-height="0.5484in" fo:break-before="auto" style:use-optimal-row-height="true"/>
    </style:style>
    <style:style style:name="ro17" style:family="table-row">
      <style:table-row-properties style:row-height="0.722in" fo:break-before="auto" style:use-optimal-row-height="true"/>
    </style:style>
    <style:style style:name="ro18" style:family="table-row">
      <style:table-row-properties style:row-height="0.3752in" fo:break-before="auto" style:use-optimal-row-height="true"/>
    </style:style>
    <style:style style:name="ro19" style:family="table-row">
      <style:table-row-properties style:row-height="0.778in" fo:break-before="auto" style:use-optimal-row-height="true"/>
    </style:style>
    <style:style style:name="ro20" style:family="table-row">
      <style:table-row-properties style:row-height="1.1528in" fo:break-before="auto" style:use-optimal-row-height="true"/>
    </style:style>
    <style:style style:name="ro21" style:family="table-row">
      <style:table-row-properties style:row-height="0.4028in" fo:break-before="auto" style:use-optimal-row-height="true"/>
    </style:style>
    <style:style style:name="ro22" style:family="table-row">
      <style:table-row-properties style:row-height="0.507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3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0.9654in" fo:break-before="auto" style:use-optimal-row-height="true"/>
    </style:style>
    <style:style style:name="ro27" style:family="table-row">
      <style:table-row-properties style:row-height="0.5902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25in" fo:break-before="auto" style:use-optimal-row-height="true"/>
    </style:style>
    <style:style style:name="ro32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62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3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3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5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2" fo:font-size="10pt" style:font-size-asian="10pt" style:font-size-complex="10pt"/>
    </style: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2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6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2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50" style:family="table-cell" style:parent-style-name="Default">
      <style:table-cell-properties style:vertical-align="middle"/>
      <style:text-properties style:use-window-font-color="true" style:font-name="Avenir2"/>
    </style:style>
    <style:style style:name="ce18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5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68" style:family="table-cell" style:parent-style-name="Default">
      <style:table-cell-properties fo:border="0.06pt solid #000000" style:vertical-align="middle"/>
      <style:text-properties style:font-name="Avenir2"/>
    </style:style>
    <style:style style:name="ce16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6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9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8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5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1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5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5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8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5" table:content-validation-name="val72" office:value-type="string" calcext:value-type="string">
            <text:p>Primer világi képzettség</text:p>
          </table:table-cell>
          <table:table-cell table:style-name="ce685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5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1" table:content-validation-name="val24" office:value-type="float" office:value="3" calcext:value-type="float">
            <text:p>3</text:p>
          </table:table-cell>
          <table:table-cell table:style-name="ce137" table:content-validation-name="val35"/>
          <table:table-cell table:style-name="ce175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1" table:content-validation-name="val25" office:value-type="float" office:value="4" calcext:value-type="float">
            <text:p>4</text:p>
          </table:table-cell>
          <table:table-cell table:style-name="ce137" table:content-validation-name="val36"/>
          <table:table-cell table:style-name="ce175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1" table:content-validation-name="val26" office:value-type="float" office:value="1" calcext:value-type="float">
            <text:p>1</text:p>
          </table:table-cell>
          <table:table-cell table:style-name="ce137" table:content-validation-name="val37"/>
          <table:table-cell table:style-name="ce175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1" table:content-validation-name="val27" office:value-type="float" office:value="2" calcext:value-type="float">
            <text:p>2</text:p>
          </table:table-cell>
          <table:table-cell table:style-name="ce137" table:content-validation-name="val38"/>
          <table:table-cell table:style-name="ce175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1" table:content-validation-name="val28" office:value-type="float" office:value="2" calcext:value-type="float">
            <text:p>2</text:p>
          </table:table-cell>
          <table:table-cell table:style-name="ce137" table:content-validation-name="val39"/>
          <table:table-cell table:style-name="ce175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1" table:content-validation-name="val29" office:value-type="float" office:value="3" calcext:value-type="float">
            <text:p>3</text:p>
          </table:table-cell>
          <table:table-cell table:style-name="ce137" table:content-validation-name="val40"/>
          <table:table-cell table:style-name="ce175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1" table:content-validation-name="val30" office:value-type="float" office:value="1" calcext:value-type="float">
            <text:p>1</text:p>
          </table:table-cell>
          <table:table-cell table:style-name="ce137" table:content-validation-name="val41"/>
          <table:table-cell table:style-name="ce175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4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2" table:content-validation-name="val33"/>
          <table:table-cell table:style-name="ce122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9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8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6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4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5]*[$Data.$C$13]" office:value-type="float" office:value="0" calcext:value-type="float">
            <text:p>0</text:p>
          </table:table-cell>
          <table:table-cell table:style-name="ce693"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6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7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8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19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20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2" table:content-validation-name="val58"/>
          <table:table-cell table:style-name="ce494" table:content-validation-name="val48" table:formula="of:=[.$E21]*[$Data.$C$13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2" table:content-validation-name="val84"/>
          <table:table-cell table:style-name="ce495" table:content-validation-name="val48" table:formula="of:=-[.$E22]*[$Data.$C$29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4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5"/>
          <table:table-cell table:style-name="ce495" table:content-validation-name="val48" table:formula="of:=-[.$E23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45" table:content-validation-name="val89"/>
          <table:covered-table-cell table:style-name="ce545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394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2" table:content-validation-name="val86"/>
          <table:table-cell table:style-name="ce495" table:content-validation-name="val48" table:formula="of:=-[.$E24]*[$Data.$C$28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46" table:content-validation-name="val89"/>
          <table:covered-table-cell table:style-name="ce54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7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23"/>
          <table:covered-table-cell table:number-columns-repeated="5" table:style-name="ce697"/>
          <table:covered-table-cell table:number-columns-repeated="2" table:style-name="ce623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4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8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23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3" table:content-validation-name="val121" office:value-type="float" office:value="10" calcext:value-type="float">
            <text:p>10</text:p>
          </table:table-cell>
          <table:table-cell table:style-name="ce753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33" table:content-validation-name="val140" table:formula="of:=[.C4]+[.D4]" office:value-type="float" office:value="15" calcext:value-type="float">
            <text:p>15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23"/>
          <table:table-cell table:style-name="ce995" table:content-validation-name="val166" table:formula="of:=[Data.C19]*[Alapértékek.D8]" office:value-type="float" office:value="30" calcext:value-type="float">
            <text:p>30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53" table:content-validation-name="val121" office:value-type="float" office:value="20" calcext:value-type="float">
            <text:p>20</text:p>
          </table:table-cell>
          <table:table-cell table:style-name="ce753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33" table:content-validation-name="val141" table:formula="of:=[.C5]+[.B5]+[.D5]" office:value-type="float" office:value="20" calcext:value-type="float">
            <text:p>20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53" table:content-validation-name="val121" office:value-type="float" office:value="120" calcext:value-type="float">
            <text:p>120</text:p>
          </table:table-cell>
          <table:table-cell table:style-name="ce753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33" table:content-validation-name="val142" table:formula="of:=[.C6]+[.B6]+[.D6]" office:value-type="float" office:value="120" calcext:value-type="float">
            <text:p>120</text:p>
          </table:table-cell>
          <table:table-cell table:style-name="ce623" table:number-columns-repeated="5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623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23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23"/>
          <table:table-cell/>
          <table:table-cell table:style-name="ce62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53" table:content-validation-name="val122" table:formula="of:=[Data.C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33" table:content-validation-name="val143" table:formula="of:=[.C8]+[.B8]+[.D8]" office:value-type="float" office:value="-30" calcext:value-type="float">
            <text:p>-30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23"/>
          <table:table-cell table:style-name="ce995" table:content-validation-name="val167" table:formula="of:=[Data.C22]*[Alapértékek.$D$8]" office:value-type="float" office:value="20" calcext:value-type="float">
            <text:p>20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 table:number-columns-spanned="9" table:number-rows-spanned="1"/>
          <table:covered-table-cell table:number-columns-repeated="5" table:style-name="ce697"/>
          <table:covered-table-cell table:number-columns-repeated="3" table:style-name="ce623"/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425" calcext:value-type="float">
            <text:p>425</text:p>
          </table:table-cell>
          <table:table-cell table:style-name="ce623"/>
          <table:table-cell table:style-name="ce795" office:value-type="string" calcext:value-type="string">
            <text:p>KP HM-re:</text:p>
          </table:table-cell>
          <table:table-cell table:style-name="ce1132" table:content-validation-name="val144" table:formula="of:=[.I3]*[Data.C18]+[.I7]*[Data.C21]" office:value-type="float" office:value="0" calcext:value-type="float">
            <text:p>0 KP</text:p>
          </table:table-cell>
          <table:table-cell table:style-name="ce623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23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23" table:number-columns-repeated="3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1"/>
          <table:table-cell table:style-name="ce631" table:number-columns-spanned="6" table:number-rows-spanned="1"/>
          <table:covered-table-cell table:number-columns-repeated="5" table:style-name="ce631"/>
          <table:table-cell table:style-name="ce631" table:number-columns-repeated="5"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23"/>
          <table:table-cell/>
          <table:table-cell table:style-name="ce62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4" table:content-validation-name="val123" office:value-type="string" calcext:value-type="string">
            <text:p>Szint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/CÉ</text:p>
          </table:table-cell>
          <table:table-cell table:style-name="ce754" office:value-type="string" calcext:value-type="string">
            <text:p>VÉ</text:p>
          </table:table-cell>
          <table:table-cell table:style-name="ce754" table:content-validation-name="val153" office:value-type="string" calcext:value-type="string">
            <text:p>Harckeret</text:p>
          </table:table-cell>
          <table:table-cell table:style-name="ce75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23" table:number-columns-repeated="3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23" table:number-columns-repeated="2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0">
          <table:table-cell table:style-name="ce631" table:number-columns-spanned="9" table:number-rows-spanned="1"/>
          <table:covered-table-cell table:number-columns-repeated="7" table:style-name="ce631"/>
          <table:covered-table-cell table:style-name="ce1002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3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3"/>
          <table:covered-table-cell table:number-columns-repeated="5" table:style-name="ce580"/>
          <table:covered-table-cell table:style-name="ce703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58" office:value-type="string" calcext:value-type="string">
            <text:p>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7"/>
          <table:table-cell table:style-name="ce631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Default" table:number-columns-repeated="4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4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40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4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4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4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6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7"/>
          <table:table-cell table:style-name="ce631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37" table:content-validation-name="val98" office:value-type="string" calcext:value-type="string">
            <text:p>Távolsági fegyver</text:p>
          </table:table-cell>
          <table:table-cell table:style-name="ce704" table:content-validation-name="val58" office:value-type="string" calcext:value-type="string">
            <text:p>Sebesség</text:p>
          </table:table-cell>
          <table:table-cell table:style-name="ce757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7"/>
          <table:table-cell table:style-name="ce631"/>
          <table:table-cell table:style-name="Default" table:number-columns-repeated="3"/>
          <table:table-cell table:style-name="ce840"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39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640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23"/>
          <table:covered-table-cell table:style-name="ce794"/>
          <table:table-cell table:style-name="ce623"/>
          <table:table-cell table:style-name="Default" table:number-columns-repeated="3"/>
          <table:table-cell table:style-name="ce623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2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23"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3" table:content-validation-name="val111"/>
          <table:table-cell table:style-name="ce704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23"/>
          <table:table-cell table:style-name="ce62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9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2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23"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23"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799"/>
          <table:table-cell table:style-name="ce62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803"/>
          <table:table-cell table:style-name="ce62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2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2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9"/>
          <table:table-cell table:style-name="ce62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9"/>
          <table:covered-table-cell table:style-name="ce969"/>
          <table:covered-table-cell table:style-name="ce623"/>
          <table:table-cell table:style-name="ce62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23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7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8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3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9" table:content-validation-name="val103" office:value-type="string" calcext:value-type="string">
            <text:p><text:s text:c="3"/>Elsődlege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9" table:content-validation-name="val103" office:value-type="string" calcext:value-type="string">
            <text:p><text:s text:c="3"/>Másodlagos fegyver</text:p>
          </table:table-cell>
          <table:table-cell table:style-name="ce734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7" table:number-columns-repeated="2"/>
          <table:table-cell table:style-name="ce633"/>
          <table:table-cell table:style-name="ce707"/>
          <table:table-cell table:style-name="ce633" table:number-columns-repeated="3"/>
          <table:table-cell table:style-name="ce1015"/>
          <table:table-cell table:style-name="ce631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2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2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3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31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3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3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3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9" table:content-validation-name="val117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23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3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9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9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9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9" table:content-validation-name="val119" table:number-columns-spanned="2" table:number-rows-spanned="1"/>
          <table:covered-table-cell table:style-name="ce739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2" table:content-validation-name="val120" table:number-columns-spanned="2" table:number-rows-spanned="1"/>
          <table:covered-table-cell table:style-name="ce742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23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63"/>
          <table:table-cell table:style-name="ce721"/>
          <table:table-cell table:style-name="ce631" table:number-columns-repeated="2"/>
          <table:table-cell table:number-columns-repeated="3"/>
          <table:table-cell table:style-name="ce631"/>
          <table:table-cell table:style-name="ce1002"/>
          <table:table-cell table:style-name="ce623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2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6"/>
          <table:table-cell table:style-name="ce710"/>
          <table:table-cell table:style-name="ce773"/>
          <table:table-cell table:style-name="ce902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68"/>
          <table:table-cell table:style-name="ce716"/>
          <table:table-cell table:style-name="ce777"/>
          <table:table-cell table:style-name="ce903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5"/>
          <table:table-cell table:style-name="ce719"/>
          <table:table-cell table:style-name="ce778"/>
          <table:table-cell table:style-name="ce904"/>
          <table:table-cell table:style-name="ce623" table:number-columns-repeated="2"/>
          <table:table-cell table:style-name="Default" table:number-columns-repeated="3"/>
          <table:table-cell table:style-name="ce62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6"/>
          <table:table-cell table:style-name="ce725"/>
          <table:table-cell table:style-name="ce780"/>
          <table:table-cell table:style-name="ce911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7"/>
          <table:table-cell table:style-name="ce727"/>
          <table:table-cell table:style-name="ce781"/>
          <table:table-cell table:style-name="ce912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2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23" table:number-columns-repeated="6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>
          <table:table-cell table:style-name="ce623"/>
          <table:table-cell table:style-name="ce556"/>
          <table:table-cell table:style-name="ce623" table:number-columns-repeated="13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65465">
          <table:table-cell table:style-name="ce623" table:number-columns-repeated="15"/>
          <table:table-cell table:style-name="ce697"/>
          <table:table-cell table:style-name="ce633"/>
          <table:table-cell table:style-name="ce623"/>
          <table:table-cell table:number-columns-repeated="238"/>
        </table:table-row>
        <table:table-row table:style-name="ro2" table:number-rows-repeated="9">
          <table:table-cell table:style-name="ce623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8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9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47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9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26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9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26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9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38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27" table:content-validation-name="val176" table:number-columns-spanned="4" table:number-rows-spanned="1"/>
          <table:covered-table-cell table:style-name="ce143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6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9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9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9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9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9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9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38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9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9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38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9" table:formula="of:=[.$E26]*[$Data.$C$13]" office:value-type="float" office:value="0" calcext:value-type="float">
            <text:p>0</text:p>
          </table:table-cell>
          <table:table-cell/>
          <table:table-cell table:style-name="ce1227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1184" office:value-type="string" calcext:value-type="string">
            <text:p>Max</text:p>
          </table:table-cell>
          <table:table-cell table:style-name="ce93" table:content-validation-name="val17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94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75" office:value-type="float" office:value="0" calcext:value-type="float">
            <text:p>0</text:p>
          </table:table-cell>
          <table:table-cell table:style-name="ce1226" table:content-validation-name="val109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94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1" table:number-columns-spanned="4" table:number-rows-spanned="1"/>
          <table:covered-table-cell table:number-columns-repeated="3" table:style-name="ce1171"/>
          <table:table-cell table:style-name="ce105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38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6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7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1">
          <table:table-cell table:style-name="ce1437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05" table:number-columns-repeated="241"/>
          <table:table-cell table:number-columns-repeated="16128"/>
        </table:table-row>
        <table:table-row table:style-name="ro18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93" table:number-columns-repeated="241"/>
          <table:table-cell table:number-columns-repeated="16128"/>
        </table:table-row>
        <table:table-row table:style-name="ro7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394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.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.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.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.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.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94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.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693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1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693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693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2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9"/>
          <table:table-cell table:style-name="ce177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71" table:number-columns-repeated="241"/>
          <table:table-cell table:number-columns-repeated="16128"/>
        </table:table-row>
        <table:table-row table:style-name="ro24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37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0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37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64"/>
          <table:table-cell table:style-name="ce405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3"/>
          <table:covered-table-cell table:style-name="ce1421"/>
          <table:covered-table-cell table:style-name="ce1574"/>
          <table:covered-table-cell table:style-name="ce1421"/>
          <table:table-cell table:style-name="ce69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3"/>
          <table:table-cell table:style-name="ce1413"/>
          <table:table-cell table:style-name="ce1574"/>
          <table:table-cell table:style-name="ce1413"/>
          <table:table-cell table:style-name="ce69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52" table:content-validation-name="val185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52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7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2"/>
        <table:table-column table:style-name="co72" table:default-cell-style-name="ce1834"/>
        <table:table-column table:style-name="co73" table:default-cell-style-name="ce1850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5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30">➖➖➖ </text:span><text:span text:style-name="T42">Származás </text:span><text:span text:style-name="T43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41"><text:a xlink:href="https://github.com/kaktusztea/km100/blob/master/md/hatterek.szabad/nyelvismeret.md" xlink:type="simple">Nyelvismeret</text:a></text:span><text:span text:style-name="T41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9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7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8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3"/>
        </table:table-row>
        <table:table-row table:style-name="ro6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30">➖➖➖ </text:span><text:span text:style-name="T42">Küllem, fizikum </text:span><text:span text:style-name="T43">➖➖➖ </text:span>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46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7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8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63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7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3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7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3" table:formula="of:=COUNTA([.G6:.G46])" office:value-type="float" office:value="41" calcext:value-type="float">
            <text:p>41</text:p>
          </table:table-cell>
          <table:table-cell table:style-name="ce1858"/>
          <table:table-cell table:number-columns-repeated="7"/>
        </table:table-row>
        <table:table-row table:style-name="ro1">
          <table:table-cell table:style-name="Default"/>
          <table:table-cell table:style-name="ce1479"/>
          <table:table-cell/>
          <table:table-cell table:style-name="ce183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60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 table:number-columns-repeated="7"/>
        </table:table-row>
        <table:table-row table:style-name="ro2">
          <table:table-cell table:style-name="Default"/>
          <table:table-cell table:style-name="ce1479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479"/>
          <table:table-cell table:style-name="Default"/>
          <table:table-cell table:number-columns-repeated="3"/>
          <table:table-cell table:style-name="ce1852" office:value-type="string" calcext:value-type="string">
            <text:p>to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837" office:value-type="string" calcext:value-type="string">
            <text:p>Harci fortélyok</text:p>
          </table:table-cell>
          <table:table-cell table:style-name="ce1479"/>
          <table:table-cell table:number-columns-repeated="4"/>
          <table:table-cell table:style-name="ce1852" office:value-type="string" calcext:value-type="string">
            <text:p>pyarr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shado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2" office:value-type="string" calcext:value-type="string">
            <text:p>krán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ibarai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törpe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59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ce1852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7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1">
          <table:table-cell table:style-name="ce963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1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26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1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52"/>
        <table:table-row table:style-name="ro1">
          <table:table-cell table:style-name="ce1895" office:value-type="string" calcext:value-type="string">
            <text:p>V8.6.3</text:p>
          </table:table-cell>
        </table:table-row>
        <table:table-row table:style-name="ro1">
          <table:table-cell table:style-name="ce1897" office:value-type="string" calcext:value-type="string">
            <text:p>* Helyismeret db számláló</text:p>
          </table:table-cell>
        </table:table-row>
        <table:table-row table:style-name="ro1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1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97" office:value-type="string" calcext:value-type="string">
            <text:p>* Leíró Hátterek bekerültek</text:p>
          </table:table-cell>
        </table:table-row>
        <table:table-row table:style-name="ro1">
          <table:table-cell table:style-name="ce1897" office:value-type="string" calcext:value-type="string">
            <text:p>* Vadember fortély bekerül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2</text:p>
          </table:table-cell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1</text:p>
          </table:table-cell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6.0</text:p>
          </table:table-cell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1</text:p>
          </table:table-cell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5.0 – 1K</text:p>
          </table:table-cell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2</text:p>
          </table:table-cell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1</text:p>
          </table:table-cell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1">
          <table:table-cell table:style-name="ce1897" office:value-type="string" calcext:value-type="string">
            <text:p>* Szakma lista</text:p>
          </table:table-cell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3.0</text:p>
          </table:table-cell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6</text:p>
          </table:table-cell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4</text:p>
          </table:table-cell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3</text:p>
          </table:table-cell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1">
          <table:table-cell table:style-name="ce1895" office:value-type="string" calcext:value-type="string">
            <text:p>V8.2.2</text:p>
          </table:table-cell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2.0</text:p>
          </table:table-cell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1</text:p>
          </table:table-cell>
        </table:table-row>
        <table:table-row table:style-name="ro1">
          <table:table-cell table:style-name="ce1897" office:value-type="string" calcext:value-type="string">
            <text:p>* Max szint: 21</text:p>
          </table:table-cell>
        </table:table-row>
        <table:table-row table:style-name="ro1">
          <table:table-cell table:style-name="ce1897" office:value-type="string" calcext:value-type="string">
            <text:p>* KP Alap: 150</text:p>
          </table:table-cell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1.0</text:p>
          </table:table-cell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5</text:p>
          </table:table-cell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1</text:p>
          </table:table-cell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8.0.0</text:p>
          </table:table-cell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3</text:p>
          </table:table-cell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2</text:p>
          </table:table-cell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.1</text:p>
          </table:table-cell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1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:</text:span><text:span text:style-name="T45"> Tartós sérülés: +10-50 KP (kézzel beírandó, hozzáadódik a max KP-khoz)</text:span></text:p>
          </table:table-cell>
        </table:table-row>
        <table:table-row table:style-name="ro29">
          <table:table-cell table:style-name="ce1900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1 HM = 4 KP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Érzékek KP értéke változott! Összevonásra kerültek.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Vakság: 45KP, Süketség: 35 KP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Mágikus célzás: új harcmodor (Ostromlövészet átment a tartalék oldalra)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Pajzsok választhatók listából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29">
          <table:table-cell table:style-name="ce1900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29">
          <table:table-cell table:style-name="ce1900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29">
          <table:table-cell table:style-name="ce1900" office:value-type="string" calcext:value-type="string">
            <text:p>* <text:span text:style-name="T22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29">
          <table:table-cell office:value-type="string" calcext:value-type="string">
            <text:p> <text:span text:style-name="T15"> </text:span><text:span text:style-name="T49">→</text:span><text:span text:style-name="T15"> </text:span>Karakter neve, faja, vallása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49">→</text:span><text:span text:style-name="T15"> Személyiségjegyei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49">→</text:span><text:span text:style-name="T15"> Kommunikáció, szociális érzék</text:span></text:p>
          </table:table-cell>
        </table:table-row>
        <table:table-row table:style-name="ro29">
          <table:table-cell office:value-type="string" calcext:value-type="string">
            <text:p><text:span text:style-name="T15">  </text:span><text:span text:style-name="T49">→</text:span><text:span text:style-name="T15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0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5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79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81"/>
          <table:covered-table-cell table:style-name="ce1775"/>
          <table:covered-table-cell table:number-columns-repeated="6" table:style-name="ce1681"/>
          <table:covered-table-cell table:number-columns-repeated="3" table:style-name="ce1809"/>
          <table:covered-table-cell table:style-name="ce168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81"/>
          <table:table-cell table:style-name="ce1775"/>
          <table:table-cell table:style-name="ce1681" table:number-columns-repeated="6"/>
          <table:table-cell table:style-name="ce1809" table:number-columns-repeated="3"/>
          <table:table-cell table:style-name="ce168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88" office:value-type="string" calcext:value-type="string">
            <text:p>Szint</text:p>
          </table:table-cell>
          <table:table-cell table:style-name="ce1788" office:value-type="string" calcext:value-type="string" table:number-columns-spanned="2" table:number-rows-spanned="1">
            <text:p>KP</text:p>
          </table:table-cell>
          <table:covered-table-cell table:style-name="ce178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6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8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6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8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75" office:value-type="string" calcext:value-type="string">
            <text:p>Fok</text:p>
          </table:table-cell>
          <table:table-cell table:style-name="ce167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8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7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8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8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7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8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75"/>
          <table:table-cell table:number-columns-repeated="235"/>
        </table:table-row>
        <table:table-row table:style-name="ro31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8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7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8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58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5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23" table:number-columns-repeated="3"/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623"/>
          <table:table-cell table:style-name="ce187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75" table:content-validation-name="val188" office:value-type="string" calcext:value-type="string">
            <text:p>Fok</text:p>
          </table:table-cell>
          <table:table-cell table:style-name="ce1675" table:content-validation-name="val188" office:value-type="string" calcext:value-type="string">
            <text:p>Bónusz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2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69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8"/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75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7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7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23" table:content-validation-name="val58"/>
          <table:table-cell table:style-name="ce1675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2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76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76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76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76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58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0" table:content-validation-name="val58"/>
          <table:table-cell table:style-name="ce1669" table:content-validation-name="val58" table:number-columns-repeated="2"/>
          <table:table-cell table:style-name="ce1842" table:content-validation-name="val58"/>
          <table:table-cell table:style-name="ce1781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23" table:content-validation-name="val58"/>
          <table:covered-table-cell table:style-name="ce69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7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7" table:content-validation-name="val58"/>
          <table:table-cell table:style-name="ce1677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77" table:content-validation-name="val58" office:value-type="string" calcext:value-type="string">
            <text:p>Szúró</text:p>
          </table:table-cell>
          <table:table-cell table:style-name="ce1677" table:content-validation-name="val58" office:value-type="string" calcext:value-type="string">
            <text:p>Vágó</text:p>
          </table:table-cell>
          <table:table-cell table:style-name="ce1677" table:content-validation-name="val58" office:value-type="string" calcext:value-type="string">
            <text:p>Zúzó</text:p>
          </table:table-cell>
          <table:table-cell table:style-name="ce1677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44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44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44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44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44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44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44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44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7" table:content-validation-name="val58" office:value-type="string" calcext:value-type="string">
            <text:p>SFÉ</text:p>
          </table:table-cell>
          <table:table-cell table:style-name="ce1677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77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8"/>
          <table:table-cell table:style-name="ce1617"/>
          <table:table-cell table:style-name="Default" table:number-columns-repeated="3"/>
          <table:table-cell table:style-name="ce1781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8"/>
          <table:table-cell table:style-name="ce1640"/>
          <table:table-cell table:style-name="ce1669" table:number-columns-repeated="2"/>
          <table:table-cell table:style-name="ce1842"/>
          <table:table-cell table:style-name="ce1781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8"/>
          <table:table-cell table:style-name="ce1640"/>
          <table:table-cell table:style-name="ce1669" table:number-columns-repeated="2"/>
          <table:table-cell table:style-name="ce1842"/>
          <table:table-cell table:style-name="ce1781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8"/>
          <table:table-cell table:style-name="ce1640"/>
          <table:table-cell table:style-name="ce1669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58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5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3:05:13.39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3T13:08:44.990000000</dc:date>
    <meta:editing-cycles>673</meta:editing-cycles>
    <meta:editing-duration>P7DT11H8M39S</meta:editing-duration>
    <meta:document-statistic meta:table-count="11" meta:cell-count="33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